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style:paragraph-properties fo:background-color="#eeeeee">
        <style:background-image/>
      </style:paragraph-properties>
    </style:style>
    <style:style style:name="P67" style:family="paragraph" style:parent-style-name="Text_20_body">
      <style:paragraph-properties fo:background-color="#eeeeee">
        <style:background-image/>
      </style:paragraph-properties>
      <style:text-properties fo:language="ru" fo:country="RU"/>
    </style:style>
    <style:style style:name="P68" style:family="paragraph" style:parent-style-name="Text_20_body">
      <style:paragraph-properties fo:text-align="justify" style:justify-single-word="false"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color="#800000"/>
    </style:style>
    <style:style style:name="P73" style:family="paragraph" style:parent-style-name="Text_20_body">
      <style:paragraph-properties fo:margin-left="0cm" fo:margin-right="0cm" fo:text-align="center" style:justify-single-word="false" fo:text-indent="0cm" style:auto-text-indent="false"/>
    </style:style>
    <style:style style:name="P7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1" style:family="paragraph" style:parent-style-name="Heading_20_1">
      <style:paragraph-properties fo:margin-left="0cm" fo:margin-right="0cm" fo:text-align="center" style:justify-single-word="false" fo:text-indent="0.499cm" style:auto-text-indent="false"/>
    </style:style>
    <style:style style:name="P92" style:family="paragraph" style:parent-style-name="Heading_20_1">
      <style:paragraph-properties fo:background-color="#eeeeee">
        <style:background-image/>
      </style:paragraph-properties>
    </style:style>
    <style:style style:name="P93" style:family="paragraph" style:parent-style-name="Heading_20_2">
      <style:text-properties fo:language="ru" fo:country="RU"/>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27029939109536152"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8281178994927833919"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501212345997459622"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2681859545427216663"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3" text:outline-level="2">«Феникс»</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замке, беспокоясь, чтобы я не переутомилась, ходя без поддерживающего корсета.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не стареют, как мы,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Дальше начался золотой век. Об этом уже говорится в общей истории Эквестрии. После долгих мытарств, три расы пони смогли объединить усилия и создать государство Эквестрия. Управление климатом пегасами сделало земли Эквестрии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text:p>
      <text:p text:style-name="P30"/>
      <text:p text:style-name="P30">Селестия встала, <text:span text:style-name="T11">потянулась как кошка,</text:span> и пошла к выходу. У самой двери она обернулась ко мне.</text:p>
      <text:p text:style-name="P30">– Сто лет не гуляла по парку. Составишь мне компанию?</text:p>
      <text:p text:style-name="P30">Круглый парк Кантерлота граничил с, </text:p>
      <text:p text:style-name="P30"/>
      <text:p text:style-name="P30">Селестия наконец успокоилась и продолжила.</text:p>
      <text:p text:style-name="P30">– А об каких жеребятах ты упоминал?</text:p>
      <text:p text:style-name="P30">&lt;Индиго Мэдтроттер утратила Шейлу Блюскай. Селестия вспоминает эпизод с Шейлой.&gt;</text:p>
      <text:p text:style-name="P30"/>
      <text:p text:style-name="P23"><text:soft-page-break/>&lt;Продолжение разговора - «на чём мы остановились?»&gt;</text:p>
      <text:p text:style-name="P30"/>
      <text:p text:style-name="P29"><text:span text:style-name="T1">&lt;</text:span>сюжеты из 1001 ночи<text:span text:style-name="T1">&gt;</text:span></text:p>
      <text:p text:style-name="P30">&lt;Упоминание Стар Свирлом элементов гармонии&gt;</text:p>
      <text:p text:style-name="P3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oft-page-break/><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37">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7"><text:span text:style-name="T1">–</text:span> Понятно, <text:span text:style-name="T1">–</text:span> я кивнул головой. <text:span text:style-name="T1">–</text:span> Институт консортства. Кимеринн был фаворитом Луны.</text:p>
      <text:p text:style-name="P37"><text:span text:style-name="T5">&lt;</text:span><text:span text:style-name="T11">Видишь ли, аликорну очень трудно отказать. У них очень сильный характер. Характер, закалённый </text:span><text:span text:style-name="T11">тысячелетиями. Чтобы говорить с ними на равных, нужно, по-крайней мере, обладать характером не слабее.</text:span><text:span text:style-name="T5">&gt;</text:span></text:p>
      <text:p text:style-name="P41"/>
      <text:h text:style-name="P94"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text:soft-page-break/>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4"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oft-page-break/><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4"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soft-page-break/>...</text:p>
      <text:p text:style-name="P37"/>
      <text:h text:style-name="P94"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oft-page-break/><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4" text:outline-level="2">В библиотеке замка Селестии</text:h>
      <text:p text:style-name="P66"/>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oft-page-break/><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7"/>
      <text:h text:style-name="P9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oft-page-break/><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text:soft-page-break/>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4"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text:soft-page-break/>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oft-page-break/><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text:soft-page-break/></text:p>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4" text:outline-level="2">Сон Макса</text:h>
      <text:p text:style-name="P66"/>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6"/>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oft-page-break/><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oft-page-break/><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oft-page-break/><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oft-page-break/><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oft-page-break/><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4" text:outline-level="2"><text:soft-page-break/>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text:soft-page-break/>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text:soft-page-break/>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text:soft-page-break/>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4" text:outline-level="2">Третий сон РД. Fallout</text:h>
      <text:p text:style-name="P37"/>
      <text:p text:style-name="P37"><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4"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4" text:outline-level="2">Поиск решения</text:h>
      <text:p text:style-name="P66"/>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text:soft-page-break/>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oft-page-break/><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7"/>
      <text:h text:style-name="P94"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text:soft-page-break/>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9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text:soft-page-break/>…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4" text:outline-level="2"><text:soft-page-break/>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4" text:outline-level="2"><text:soft-page-break/>След?</text:h>
      <text:p text:style-name="P66"/>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text:soft-page-break/></text:p>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text:soft-page-break/>–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4"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text:span><text:span text:style-name="T1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8499299132031951683"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oft-page-break/><text:span text:style-name="T5">– </text:span>А если нет? – Эпплджек смотрела мне мне прямо в глаза.</text:p>
      <text:list xml:id="list20176847" text:continue-numbering="true" text:style-name="L5">
        <text:list-header>
          <text:p text:style-name="P103">Я молча пожал плечами. Эпплджек уверенно продолжила.</text:p>
        </text:list-header>
      </text:list>
      <text:p text:style-name="P5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186180" text:continue-numbering="true" text:style-name="L5">
        <text:list-header>
          <text:p text:style-name="P103">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184964" text:continue-numbering="true" text:style-name="L5">
        <text:list-header>
          <text:p text:style-name="P103">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95" text:outline-level="2">Почти.</text:h>
      <text:p text:style-name="P67"/>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text:soft-page-break/>–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95" text:outline-level="2">Дискорд</text:h>
      <text:p text:style-name="P66"/>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860683245433326865"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5402298030485306918" text:style-name="L7">
        <text:list-header>
          <text:p text:style-name="P96">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94"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text:soft-page-break/>–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text:soft-page-break/></text:p>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text:soft-page-break/>–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75"/>
      <text:h text:style-name="P94"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text:soft-page-break/>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oft-page-break/><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text:soft-page-break/></text:p>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pan text:style-name="T1">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1166642364983407895" text:style-name="L8">
        <text:list-header>
          <text:p text:style-name="P105">(<text:span text:style-name="T15">Луна — как повелительница снов, слышала разговор Макса с Анакорном</text:span>)</text:p>
          <text:p text:style-name="P106"/>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oft-page-break/><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4"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text:soft-page-break/>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3T00:00:19.79</dc:date>
    <meta:editing-duration>P43DT8H59M33S</meta:editing-duration>
    <meta:editing-cycles>1627</meta:editing-cycles>
    <meta:generator>OpenOffice/4.1.1$Win32 OpenOffice.org_project/411m6$Build-9775</meta:generator>
    <dc:creator>макс </dc:creator>
    <meta:document-statistic meta:table-count="0" meta:image-count="0" meta:object-count="0" meta:page-count="113" meta:paragraph-count="2358" meta:word-count="53789" meta:character-count="342152"/>
  </office:meta>
</office:document-meta>
</file>